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font-name="Liberation Serif1"/>
    </style:style>
    <style:style style:name="T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{title}</text:p>
      <text:p text:style-name="P1">{author}</text:p>
      <text:p text:style-name="P1">{affiliation}</text:p>
      <text:p text:style-name="Standard"/>
      <text:p text:style-name="P4">Abstract</text:p>
      <text:p text:style-name="P2">{abstract}</text:p>
      <text:p text:style-name="Standard"/>
      <text:h text:style-name="Heading_20_1" text:outline-level="1">Introduction</text:h>
      <text:p text:style-name="Standard">{introduction}</text:p>
      <text:p text:style-name="Standard"/>
      <text:h text:style-name="Heading_20_1" text:outline-level="1">Geometry Description</text:h>
      <text:p text:style-name="Standard">{geometry}</text:p>
      <text:p text:style-name="Standard"/>
      <text:h text:style-name="Heading_20_1" text:outline-level="1">Source term</text:h>
      <text:p text:style-name="Standard">{source}</text:p>
      <text:p text:style-name="Standard"/>
      <text:h text:style-name="Heading_20_1" text:outline-level="1">Simulation parameters</text:h>
      <text:p text:style-name="Standard">{simulation}</text:p>
      <text:p text:style-name="Standard"/>
      <text:h text:style-name="Heading_20_1" text:outline-level="1">Results</text:h>
      <text:p text:style-name="Standard">{results}</text:p>
      <text:p text:style-name="Standard"/>
      <text:h text:style-name="Heading_20_1" text:outline-level="1">Conclusions</text:h>
      <text:p text:style-name="Standard"/>
      <text:h text:style-name="Heading_20_1" text:outline-level="1">Acknowledgments</text:h>
      <text:p text:style-name="Standard"/>
      <text:p text:style-name="Bibliography_20_Heading">References</text:p>
      <text:list xml:id="list97037118" text:style-name="Numbering_20_1">
        <text:list-item>
          <text:p text:style-name="Bibliography_20_1"><text:s/>G. Battistoni, S. Muraro, P.R. Sala, F. Cerutti, A. Ferrari, <text:s/>S. Roesler, A. Fass<text:span text:style-name="T1">ò</text:span>, J. Ranft, "<text:span text:style-name="T2">The FLUKA code: Description and benchmarking</text:span>" <text:s/>Proceedings of the Hadronic Shower Simulation Workshop 2006, <text:s/>Fermilab 6-8 September 2006, M.Albrow, R. Raja eds., AIP Conference Proceeding 896, 31-49, (2007)</text:p>
        </text:list-item>
        <text:list-item>
          <text:p text:style-name="Bibliography_20_1">A. Ferrari, P.R. Sala, A. Fass<text:span text:style-name="T1">ò</text:span>, and J. Ranft, <text:s/>"<text:span text:style-name="T2">FLUKA: a multi-particle transport code</text:span>" CERN-2005-10 (2005), INFN/TC_05/11, SLAC-R-773</text:p>
        </text:list-item>
        <text:list-item>
          <text:p text:style-name="Bibliography_20_1">V.Vlachoudis, "<text:span text:style-name="T2">FLAIR: A Powerful But User Friendly Graphical Interface For FLUKA</text:span>" Proc. Int. Conf. on Mathematics, Computational Methods &amp; Reactor Physics (M&amp;C 2009), Saratoga Springs, New York, (2009)</text:p>
        </text:list-item>
        <text:list-item>
          <text:p text:style-name="Bibliography_20_1">{references}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list-style-name="Numbering_20_1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U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7T16:01:42</meta:creation-date>
    <dc:date>2012-10-19T10:28:14</dc:date>
    <meta:editing-duration>PT25M47S</meta:editing-duration>
    <meta:editing-cycles>6</meta:editing-cycles>
    <meta:generator>LibreOffice/3.4$Unix LibreOffice_project/340m1$Build-602</meta:generator>
    <meta:document-statistic meta:table-count="0" meta:image-count="0" meta:object-count="0" meta:page-count="2" meta:paragraph-count="22" meta:word-count="116" meta:character-count="864" meta:non-whitespace-character-count="769"/>
  </office:meta>
</office:document-meta>
</file>